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cool-title">
      <style:graphic-properties draw:auto-grow-height="true" fo:min-height="3.005cm"/>
    </style:style>
    <style:style style:name="pr2" style:family="presentation" style:parent-style-name="lyt-cool-subtitle">
      <style:graphic-properties draw:fill-color="#ffffff" draw:auto-grow-height="true" fo:min-height="11.339cm"/>
    </style:style>
    <style:style style:name="pr3" style:family="presentation" style:parent-style-name="lyt-cool-notes">
      <style:graphic-properties draw:fill-color="#ffffff" draw:auto-grow-height="true" fo:min-height="11.409cm"/>
    </style:style>
    <style:style style:name="pr4" style:family="presentation" style:parent-style-name="lyt-cool-title">
      <style:graphic-properties fo:min-height="3.005cm"/>
    </style:style>
    <style:style style:name="pr5" style:family="presentation" style:parent-style-name="lyt-cool-outline1">
      <style:graphic-properties fo:min-height="11.339cm"/>
    </style:style>
    <style:style style:name="pr6" style:family="presentation" style:parent-style-name="lyt-cool-notes">
      <style:graphic-properties draw:fill-color="#ffffff" fo:min-height="11.409cm"/>
    </style:style>
    <style:style style:name="P1" style:family="paragraph">
      <style:paragraph-properties fo:text-align="start"/>
    </style:style>
    <style:style style:name="P2" style:family="paragraph">
      <style:paragraph-properties fo:text-align="start"/>
      <style:text-properties fo:font-size="20.6000003814697pt"/>
    </style:style>
    <style:style style:name="T1" style:family="text">
      <style:text-properties fo:font-size="20.6000003814697pt" fo:font-weight="bold" style:font-weight-asian="bold" style:font-weight-complex="bold"/>
    </style:style>
    <style:style style:name="T2" style:family="text">
      <style:text-properties fo:font-size="20.6000003814697pt"/>
    </style:style>
    <style:style style:name="T3" style:family="text">
      <style:text-properties fo:font-size="20.6000003814697pt" fo:font-style="normal" fo:font-weight="bold" style:font-style-asian="normal" style:font-weight-asian="bold" style:font-style-complex="normal" style:font-weight-complex="bold"/>
    </style:style>
    <style:style style:name="T4" style:family="text">
      <style:text-properties fo:font-size="20.6000003814697pt" fo:font-style="italic" style:font-style-asian="italic" style:font-style-complex="italic"/>
    </style:style>
    <style:style style:name="T5" style:family="text">
      <style:text-properties fo:font-size="20.6000003814697pt" fo:font-style="normal" style:font-style-asian="normal" style:font-style-complex="normal"/>
    </style:style>
    <style:style style:name="T6" style:family="text">
      <style:text-properties fo:font-family="'Segoe UI'" style:font-style-name="Normalny" fo:font-size="20.6000003814697pt" fo:font-style="normal" fo:font-weight="bold" style:font-family-asian="'Segoe UI'" style:font-style-name-asian="Normalny" style:font-style-asian="normal" style:font-weight-asian="bold" style:font-family-complex="'Segoe UI'" style:font-style-name-complex="Normalny" style:font-style-complex="normal" style:font-weight-complex="bold"/>
    </style:style>
    <style:style style:name="T7" style:family="text">
      <style:text-properties fo:font-family="'Segoe UI'" style:font-style-name="Normalny" fo:font-size="20.6000003814697pt" fo:font-style="normal" fo:font-weight="normal" style:font-family-asian="'Segoe UI'" style:font-style-name-asian="Normalny" style:font-style-asian="normal" style:font-weight-asian="normal" style:font-family-complex="'Segoe UI'" style:font-style-name-complex="Normalny" style:font-style-complex="normal" style:font-weight-complex="normal"/>
    </style:style>
    <style:style style:name="T8" style:family="text">
      <style:text-properties fo:font-family="'Segoe UI'" style:font-style-name="Normalny" fo:font-size="20.6000003814697pt" fo:font-style="italic" fo:font-weight="normal" style:font-family-asian="'Segoe UI'" style:font-style-name-asian="Normalny" style:font-style-asian="italic" style:font-weight-asian="normal" style:font-family-complex="'Segoe UI'" style:font-style-name-complex="Normalny" style:font-style-complex="italic" style:font-weight-complex="normal"/>
    </style:style>
    <style:style style:name="T9" style:family="text">
      <style:text-properties fo:font-size="20.6000003814697pt" fo:font-style="normal" fo:font-weight="normal" style:font-style-asian="normal" style:font-weight-asian="normal" style:font-style-complex="normal" style:font-weight-complex="normal"/>
    </style:style>
    <style:style style:name="T10" style:family="text">
      <style:text-properties fo:font-family="'Segoe UI'" style:font-style-name="Normalny" fo:font-size="20.6000003814697pt" fo:font-style="normal" style:font-family-asian="'Segoe UI'" style:font-style-name-asian="Normalny" style:font-style-asian="normal" style:font-family-complex="'Segoe UI'" style:font-style-name-complex="Normalny" style:font-style-complex="normal"/>
    </style:style>
    <style:style style:name="T11" style:family="text">
      <style:text-properties fo:font-weight="bold" style:font-weight-asian="bold" style:font-weight-complex="bold"/>
    </style:style>
    <style:style style:name="T12" style:family="text">
      <style:text-properties fo:font-family="'Segoe UI'" style:font-style-name="Normalny" style:font-family-asian="'Segoe UI'" style:font-style-name-asian="Normalny" style:font-family-complex="'Segoe UI'" style:font-style-name-complex="Normalny"/>
    </style:style>
    <style:style style:name="T13" style:family="text">
      <style:text-properties fo:font-weight="normal" style:font-weight-asian="normal" style:font-weight-complex="normal"/>
    </style:style>
    <style:style style:name="T14" style:family="text">
      <style:text-properties fo:font-family="'Segoe UI'" style:font-style-name="Normalny" style:font-family-asian="'Segoe UI'" style:font-style-name-asian="Normalny" style:font-family-complex="'Segoe UI'" style:font-style-name-complex="Normalny"/>
    </style:style>
    <style:style style:name="T15" style:family="text">
      <style:text-properties fo:font-family="Albany" style:font-style-name="Standard" style:font-family-generic="swiss" style:font-pitch="variable" style:font-family-asian="'Segoe UI'" style:font-style-name-asian="Normalny" style:font-family-complex="'Segoe UI'" style:font-style-name-complex="Normalny"/>
    </style:style>
    <style:style style:name="T16" style:family="text">
      <style:text-properties fo:font-family="'Segoe UI'" style:font-style-name="Normalny" fo:font-weight="normal" style:font-family-asian="'Segoe UI'" style:font-style-name-asian="Normalny" style:font-weight-asian="normal" style:font-family-complex="'Segoe UI'" style:font-style-name-complex="Normalny" style:font-weight-complex="normal"/>
    </style:style>
    <style:style style:name="T17" style:family="text">
      <style:text-properties fo:font-family="Albany" style:font-style-name="Standard" style:font-family-generic="swiss" style:font-pitch="variable" fo:font-weight="normal" style:font-family-asian="'Segoe UI'" style:font-style-name-asian="Normalny" style:font-weight-asian="normal" style:font-family-complex="'Segoe UI'" style:font-style-name-complex="Normalny" style:font-weight-complex="normal"/>
    </style:style>
    <style:style style:name="T18" style:family="text">
      <style:text-properties fo:font-family="'Segoe UI'" style:font-style-name="Normalny" fo:font-weight="normal" style:font-family-asian="'Segoe UI'" style:font-style-name-asian="Normalny" style:font-weight-asian="normal" style:font-family-complex="'Segoe UI'" style:font-style-name-complex="Normalny" style:font-weight-complex="normal"/>
    </style:style>
    <style:style style:name="T19" style:family="text">
      <style:text-properties fo:font-family="'Segoe UI'" style:font-style-name="Normalny" fo:font-weight="bold" style:font-family-asian="'Segoe UI'" style:font-style-name-asian="Normalny" style:font-weight-asian="bold" style:font-family-complex="'Segoe UI'" style:font-style-name-complex="Normalny" style:font-weight-complex="bold"/>
    </style:style>
    <style:style style:name="T20" style:family="text">
      <style:text-properties fo:font-family="Albany" style:font-style-name="Standard" style:font-family-generic="swiss" style:font-pitch="variable" fo:font-weight="bold" style:font-family-asian="'Segoe UI'" style:font-style-name-asian="Normalny" style:font-weight-asian="bold" style:font-family-complex="'Segoe UI'" style:font-style-name-complex="Normalny" style:font-weight-complex="bold"/>
    </style:style>
    <style:style style:name="T21" style:family="text">
      <style:text-properties fo:font-family="Albany" style:font-style-name="Standard" style:font-family-generic="swiss" style:font-pitch="variable" fo:font-weight="normal" style:font-family-asian="'Segoe UI'" style:font-style-name-asian="Normalny" style:font-weight-asian="normal" style:font-family-complex="'Segoe UI'" style:font-style-name-complex="Normalny" style:font-weight-complex="normal"/>
    </style:style>
    <style:style style:name="T22" style:family="text">
      <style:text-properties fo:font-family="'Segoe UI'" style:font-style-name="Normalny" fo:font-weight="bold" style:font-family-asian="'Segoe UI'" style:font-style-name-asian="Normalny" style:font-weight-asian="bold" style:font-family-complex="'Segoe UI'" style:font-style-name-complex="Normalny" style:font-weight-complex="bold"/>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xml:id="id1" draw:id="id1">
        <draw:frame presentation:style-name="pr1" draw:layer="layout" svg:width="23.057cm" svg:height="3.005cm" svg:x="1.984cm" svg:y="1.322cm" presentation:class="title">
          <draw:text-box>
            <text:p>Podstawy matematyczne</text:p>
          </draw:text-box>
        </draw:frame>
        <draw:frame presentation:style-name="pr2" draw:text-style-name="P2" draw:layer="layout" svg:width="23.057cm" svg:height="14.597cm" svg:x="1.943cm" svg:y="5.547cm" presentation:class="subtitle" presentation:user-transformed="true">
          <draw:text-box>
            <text:p text:style-name="P1"><text:span text:style-name="T1">Definicja:</text:span></text:p>
            <text:p text:style-name="P1"><text:span text:style-name="T2">Dla liczb całkowitych </text:span><text:span text:style-name="T3">a,b</text:span><text:span text:style-name="T2"> oraz liczby naturalnej </text:span><text:span text:style-name="T3">n</text:span><text:span text:style-name="T4"> </text:span><text:span text:style-name="T5">definiujemy relację „równości modulo n” jak następuje:</text:span></text:p>
            <text:p text:style-name="P1"><text:span text:style-name="T3">a=b mod n</text:span><text:span text:style-name="T5"> <text:s/>wtedy i tylko wtedy, gdy: <text:s/></text:span><text:span text:style-name="T3">n </text:span><text:span text:style-name="T6">| a – b.</text:span></text:p>
            <text:p text:style-name="P1"><text:span text:style-name="T7">Mówimy, że a jest równe b modulo n.</text:span></text:p>
            <text:p text:style-name="P1"><text:span text:style-name="T7">| jest relacją podzielności w zbiorze liczb całkowitych tj:</text:span></text:p>
            <text:p text:style-name="P1"><text:span text:style-name="T6">Definicja:</text:span></text:p>
            <text:p text:style-name="P1"><text:span text:style-name="T7">Dla liczb całkowitych </text:span><text:span text:style-name="T6">m, n</text:span><text:span text:style-name="T8"> </text:span><text:span text:style-name="T7">definiujemy relację „podzielności” jak następuje:</text:span></text:p>
            <text:p text:style-name="P1"><text:span text:style-name="T3">n </text:span><text:span text:style-name="T6">| m</text:span><text:span text:style-name="T3"> </text:span><text:span text:style-name="T5"><text:s/>wtedy i tylko wtedy, gdy: <text:s/></text:span></text:p>
            <text:p text:style-name="P1"><text:span text:style-name="T3">istnieje liczba całkowita k taka, że: n * k = m.</text:span></text:p>
            <text:p text:style-name="P1"><text:span text:style-name="T9">Mówimy że n dzieli m.</text:span></text:p>
            <text:p text:style-name="P1"><text:span text:style-name="T3"/></text:p>
            <text:p text:style-name="P1"><text:span text:style-name="T7"/></text:p>
            <text:p text:style-name="P1"><text:span text:style-name="T7"/></text:p>
            <text:p text:style-name="P1"><text:span text:style-name="T10"/></text:p>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lyt-cool" presentation:presentation-page-layout-name="AL2T1" xml:id="id2" draw:id="id2">
        <draw:frame presentation:style-name="pr4" draw:layer="layout" svg:width="23.057cm" svg:height="3.005cm" svg:x="1.984cm" svg:y="1.322cm" presentation:class="title">
          <draw:text-box>
            <text:p>Podstawy matematyczne</text:p>
          </draw:text-box>
        </draw:frame>
        <draw:frame presentation:style-name="pr5" draw:layer="layout" svg:width="23.057cm" svg:height="11.339cm" svg:x="1.984cm" svg:y="5.004cm" presentation:class="outline" presentation:user-transformed="true">
          <draw:text-box>
            <text:list text:style-name="L3">
              <text:list-header>
                <text:p><text:span text:style-name="T11">Definicje (działania, grupy i pojęcia powiązane):</text:span></text:p>
                <text:p><text:span text:style-name="T11"/></text:p>
              </text:list-header>
              <text:list-item>
                <text:p>Dla dowolnego zbioru X działaniem dwuargumentowym w X nazywamy dowolne odwzorowanie t:X<text:span text:style-name="T12">ˣX→X.</text:span></text:p>
              </text:list-item>
              <text:list-item>
                <text:p><text:span text:style-name="T12">Działanie dwuargumentowe t na zbiorze X nazywamy łącznym, jeśli dla dowolnych elementów X: x,y,z zachodzi: t(t(x,y),z)=t(x,t(y,z))</text:span></text:p>
              </text:list-item>
              <text:list-item>
                <text:p><text:span text:style-name="T12">Elementem neutralnym działania t na zbiorze X nazywamy taki element e zbioru X, że dla dowolnego innego elementu x zbioru X zachodzi: t(e,x)=t(x,e)=x</text:span></text:p>
                <text:p/>
              </text:list-item>
            </text:list>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2" presentation:class="page"/>
          <draw:frame presentation:style-name="pr6" draw:layer="layout" svg:width="14.517cm" svg:height="11.409cm" svg:x="3.249cm" svg:y="14.13cm" presentation:class="notes" presentation:placeholder="true">
            <draw:text-box/>
          </draw:frame>
        </presentation:notes>
      </draw:page>
      <draw:page draw:name="page3" draw:style-name="dp1" draw:master-page-name="lyt-cool" presentation:presentation-page-layout-name="AL2T1" xml:id="id3" draw:id="id3">
        <draw:frame presentation:style-name="pr4" draw:layer="layout" svg:width="23.057cm" svg:height="3.005cm" svg:x="1.984cm" svg:y="1.322cm" presentation:class="title">
          <draw:text-box>
            <text:p>Podstawy matematyczne</text:p>
          </draw:text-box>
        </draw:frame>
        <draw:frame presentation:style-name="pr5" draw:layer="layout" svg:width="23.057cm" svg:height="11.339cm" svg:x="1.984cm" svg:y="5.004cm" presentation:class="outline" presentation:user-transformed="true">
          <draw:text-box>
            <text:list text:style-name="L3">
              <text:list-header>
                <text:p><text:span text:style-name="T11">Definicje (półgrupy, grupy)</text:span></text:p>
              </text:list-header>
              <text:list-item>
                <text:p>Zbiór G z działaniem * nazywamy półgrupą jeśli działanie to jest łączne tj. dla dowolnych elementów z G: x,y,z zachodzi:</text:p>
                <text:list>
                  <text:list-item>
                    <text:list>
                      <text:list-item>
                        <text:list>
                          <text:list-item>
                            <text:list>
                              <text:list-item>
                                <text:list>
                                  <text:list-item>
                                    <text:list>
                                      <text:list-header>
                                        <text:p>(x * y) * z = x * (y * z)</text:p>
                                      </text:list-header>
                                    </text:list>
                                  </text:list-item>
                                </text:list>
                              </text:list-item>
                            </text:list>
                          </text:list-item>
                        </text:list>
                      </text:list-item>
                    </text:list>
                  </text:list-item>
                </text:list>
              </text:list-item>
              <text:list-item>
                <text:p>Półgrupę (G,*) nazwiemy grupą, jeśli dodatkowo:</text:p>
                <text:list>
                  <text:list-item>
                    <text:list>
                      <text:list-item>
                        <text:p>Działanie * ma element neutralny (jedynkę) e</text:p>
                      </text:list-item>
                      <text:list-item>
                        <text:p>Dla każdego elementu x z G istnieje element odwrotny tj. istnieje dla niego y t. że: <text:s/>x * y = y * x = e</text:p>
                      </text:list-item>
                    </text:list>
                  </text:list-item>
                </text:list>
                <text:p><text:span text:style-name="T11"/></text:p>
                <text:p><text:span text:style-name="T11"/></text:p>
              </text:list-item>
            </text:list>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3" presentation:class="page"/>
          <draw:frame presentation:style-name="pr6" draw:layer="layout" svg:width="14.517cm" svg:height="11.409cm" svg:x="3.249cm" svg:y="14.13cm" presentation:class="notes" presentation:placeholder="true">
            <draw:text-box/>
          </draw:frame>
        </presentation:notes>
      </draw:page>
      <draw:page draw:name="page4" draw:style-name="dp1" draw:master-page-name="lyt-cool" presentation:presentation-page-layout-name="AL2T1" xml:id="id4" draw:id="id4">
        <draw:frame presentation:style-name="pr4" draw:layer="layout" svg:width="23.057cm" svg:height="3.005cm" svg:x="1.984cm" svg:y="1.322cm" presentation:class="title">
          <draw:text-box>
            <text:p>Podstawy matematyczne</text:p>
          </draw:text-box>
        </draw:frame>
        <draw:frame presentation:style-name="pr5" draw:layer="layout" svg:width="23.057cm" svg:height="11.958cm" svg:x="1.984cm" svg:y="5.004cm" presentation:class="outline" presentation:user-transformed="true">
          <draw:text-box>
            <text:list text:style-name="L3">
              <text:list-header>
                <text:p><text:span text:style-name="T11">Definicja (relacja równoważności, kongruencja)</text:span></text:p>
              </text:list-header>
              <text:list-item>
                <text:p>Na zbiorze X możemy określić relację R tzn podzbiór iloczynu kartezjańskiego XxX.</text:p>
              </text:list-item>
              <text:list-item>
                <text:p>Relacja R na X jest relacją równoważności, jeśli spełnia warunki:</text:p>
                <text:list>
                  <text:list-item>
                    <text:list>
                      <text:list-item>
                        <text:p>Jest zwrotna tzn: dla elementu x z X: xRx</text:p>
                      </text:list-item>
                      <text:list-item>
                        <text:p>Jest symetryczna tzn: </text:p>
                        <text:list>
                          <text:list-header>
                            <text:p>jeśli xRy to również yRx dla dowolnych x, y z X</text:p>
                          </text:list-header>
                        </text:list>
                      </text:list-item>
                      <text:list-item>
                        <text:p>Jest przechodnia tzn:</text:p>
                        <text:list>
                          <text:list-header>
                            <text:p>jeśli xRy i yRz to również xRz dla dowolnych x,y,z z X</text:p>
                          </text:list-header>
                        </text:list>
                      </text:list-item>
                    </text:list>
                  </text:list-item>
                </text:list>
              </text:list-item>
              <text:list-item>
                <text:p>Klasa abstrakcji elementu x (ozn [x]) w relacji R na zbiorze X to podzbiór zbioru X t.że: [x] = {y: xRy}</text:p>
              </text:list-item>
              <text:list-item>
                <text:p>Podziałem zbioru X nazywamy zbiór Z podzbiorów X taki, że:</text:p>
                <text:list>
                  <text:list-item>
                    <text:list>
                      <text:list-item>
                        <text:p>Dla A,B z Z przecięcie A z B jest zbiorem pustym</text:p>
                      </text:list-item>
                      <text:list-item>
                        <text:p>Suma mnogościowa elementów Z jest równa X</text:p>
                      </text:list-item>
                    </text:list>
                  </text:list-item>
                </text:list>
                <text:p><text:span text:style-name="T11"/></text:p>
              </text:list-item>
            </text:list>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4" presentation:class="page"/>
          <draw:frame presentation:style-name="pr6" draw:layer="layout" svg:width="14.517cm" svg:height="11.409cm" svg:x="3.249cm" svg:y="14.13cm" presentation:class="notes" presentation:placeholder="true">
            <draw:text-box/>
          </draw:frame>
        </presentation:notes>
      </draw:page>
      <draw:page draw:name="page5" draw:style-name="dp1" draw:master-page-name="lyt-cool" presentation:presentation-page-layout-name="AL2T1" xml:id="id5" draw:id="id5">
        <draw:frame presentation:style-name="pr4" draw:layer="layout" svg:width="23.057cm" svg:height="3.005cm" svg:x="1.984cm" svg:y="1.322cm" presentation:class="title">
          <draw:text-box>
            <text:p>Podstawy matematyczne</text:p>
          </draw:text-box>
        </draw:frame>
        <draw:frame presentation:style-name="pr5" draw:layer="layout" svg:width="23.057cm" svg:height="12.009cm" svg:x="1.984cm" svg:y="5.004cm" presentation:class="outline" presentation:user-transformed="true">
          <draw:text-box>
            <text:list text:style-name="L3">
              <text:list-header>
                <text:p><text:span text:style-name="T11">Oznaczenie:</text:span></text:p>
              </text:list-header>
              <text:list-item>
                <text:p><text:span text:style-name="T13">Zbiór klas abstrakcji relacji równoważności R na X oznaczamy: X/R</text:span></text:p>
                <text:p><text:span text:style-name="T11"/></text:p>
                <text:p><text:span text:style-name="T11">Fakt:</text:span></text:p>
              </text:list-item>
              <text:list-item>
                <text:p>Relacja równoważności R na X wyznacza na nim podział i jest on zadany przez klasy abstrakcji relacji R.</text:p>
                <text:p/>
                <text:p><text:span text:style-name="T11">Definicja:</text:span></text:p>
              </text:list-item>
              <text:list-item>
                <text:p>Kongruencją na X nazywamy relację równoważności R na półgrupie (G,*) t.że:</text:p>
                <text:list>
                  <text:list-item>
                    <text:list>
                      <text:list-item>
                        <text:p>Jest lewą kongruencją tj: </text:p>
                        <text:list>
                          <text:list-header>
                            <text:p>jeśli xRy to także z*xRz*y dla dowolnych elementów G: x,y,z</text:p>
                          </text:list-header>
                        </text:list>
                      </text:list-item>
                      <text:list-item>
                        <text:p>Jest prawą kongruencją tj:</text:p>
                        <text:list>
                          <text:list-header>
                            <text:p>jeśli xRy to także x*zRy*z dla dowolnych elementów G: x,y,z</text:p>
                          </text:list-header>
                        </text:list>
                      </text:list-item>
                    </text:list>
                  </text:list-item>
                </text:list>
                <text:p><text:span text:style-name="T11"/></text:p>
              </text:list-item>
            </text:list>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5" presentation:class="page"/>
          <draw:frame presentation:style-name="pr6" draw:layer="layout" svg:width="14.517cm" svg:height="11.409cm" svg:x="3.249cm" svg:y="14.13cm" presentation:class="notes" presentation:placeholder="true">
            <draw:text-box/>
          </draw:frame>
        </presentation:notes>
      </draw:page>
      <draw:page draw:name="page6" draw:style-name="dp1" draw:master-page-name="lyt-cool" presentation:presentation-page-layout-name="AL2T1" xml:id="id6" draw:id="id6">
        <draw:frame presentation:style-name="pr4" draw:layer="layout" svg:width="23.057cm" svg:height="3.005cm" svg:x="1.984cm" svg:y="1.322cm" presentation:class="title" presentation:user-transformed="true">
          <draw:text-box>
            <text:p>Podstawy matematyczne</text:p>
          </draw:text-box>
        </draw:frame>
        <draw:frame presentation:style-name="pr5" draw:layer="layout" svg:width="23.057cm" svg:height="14.076cm" svg:x="1.984cm" svg:y="5.004cm" presentation:class="outline" presentation:user-transformed="true">
          <draw:text-box>
            <text:list text:style-name="L3">
              <text:list-header>
                <text:p><text:span text:style-name="T11">Fakt:</text:span></text:p>
              </text:list-header>
              <text:list-item>
                <text:p>Jeśli R jest relacją kongruencji na X to w zbiorze X/R możemy poprawnie określić działanie: [x] * [y] = [x * y]</text:p>
                <text:p/>
                <text:p><text:span text:style-name="T11">Fakt:</text:span></text:p>
              </text:list-item>
              <text:list-item>
                <text:p>Dla X = Z – zbioru liczb całkowitych, ustalonego n oraz R – relacji wyznaczonej przez relację podzielności modulo n tj. takiej, że: </text:p>
                <text:list>
                  <text:list-item>
                    <text:list>
                      <text:list-header>
                        <text:p>aRb wtedy i tylko wtedy, gdy: n <text:span text:style-name="T14">|</text:span><text:span text:style-name="T15"> a – b , dla dowolnych a,b </text:span></text:p>
                      </text:list-header>
                    </text:list>
                  </text:list-item>
                </text:list>
                <text:p>R jest relacją równoważności oraz kongruencją na X względem zarówno + jak i * przeniesionych z Z.</text:p>
                <text:p><text:span text:style-name="T11"/></text:p>
                <text:p><text:span text:style-name="T11">Oznaczenie:</text:span></text:p>
              </text:list-item>
              <text:list-item>
                <text:p><text:span text:style-name="T13">Dla X oraz R jak wyżej zbiór X/R będziemy oznaczać: Zn.</text:span></text:p>
              </text:list-item>
              <text:list-item>
                <text:p><text:span text:style-name="T13">Klasy abstrakcji [a], których jest dokładnie n i są wyznaczone przez liczby 0,…,n-1 oznaczać będziemy 0, 1,…, n-1 zamiast [0],…, [n-1].</text:span></text:p>
                <text:p><text:span text:style-name="T11"/></text:p>
                <text:p><text:span text:style-name="T11"/></text:p>
              </text:list-item>
            </text:list>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6" presentation:class="page"/>
          <draw:frame presentation:style-name="pr6" draw:layer="layout" svg:width="14.517cm" svg:height="11.409cm" svg:x="3.249cm" svg:y="14.13cm" presentation:class="notes" presentation:placeholder="true">
            <draw:text-box/>
          </draw:frame>
        </presentation:notes>
      </draw:page>
      <draw:page draw:name="page7" draw:style-name="dp1" draw:master-page-name="lyt-cool" presentation:presentation-page-layout-name="AL2T1" xml:id="id7" draw:id="id7">
        <draw:frame presentation:style-name="pr4" draw:layer="layout" svg:width="23.057cm" svg:height="3.005cm" svg:x="1.984cm" svg:y="1.322cm" presentation:class="title">
          <draw:text-box>
            <text:p>Podstawy matematyczne</text:p>
          </draw:text-box>
        </draw:frame>
        <draw:frame presentation:style-name="pr5" draw:layer="layout" svg:width="23.057cm" svg:height="13.381cm" svg:x="1.984cm" svg:y="5.004cm" presentation:class="outline" presentation:user-transformed="true">
          <draw:text-box>
            <text:list text:style-name="L3">
              <text:list-header>
                <text:p><text:span text:style-name="T11">Definicja:</text:span></text:p>
              </text:list-header>
              <text:list-item>
                <text:p>Największym wspólnym dzielnikiem dwóch liczb całkowitych a i b nazywamy liczbę naturalną NWD(a,b) t.że dzieli ona na moduł obie liczby a i b oraz nie ma większej liczby o tej własności.</text:p>
                <text:p/>
                <text:p><text:span text:style-name="T11">Fakt:</text:span></text:p>
              </text:list-item>
              <text:list-item>
                <text:p>Dla liczb całkowitych a i b istnieją liczby całkowite x i y t,że: </text:p>
                <text:p><text:tab/><text:tab/><text:tab/><text:tab/><text:tab/>NWD(a,b) = a*x + b*y</text:p>
                <text:p/>
                <text:p><text:span text:style-name="T11">Definicja:</text:span></text:p>
                <text:p><text:span text:style-name="T13">Dla ustalonego n &gt; 1 definiujemy dwa zbiory:</text:span></text:p>
              </text:list-item>
              <text:list-item>
                <text:p><text:span text:style-name="T13">Pełny zbiór reszt pzr(n) = {0, 1, 2, …, n-1}</text:span></text:p>
              </text:list-item>
              <text:list-item>
                <text:p><text:span text:style-name="T13">Zredukowany zbiór reszt zzr(n) = {r: r </text:span><text:span text:style-name="T16">⋲</text:span><text:span text:style-name="T13"> pzr(n) i NWD(r,n)=1}</text:span></text:p>
              </text:list-item>
              <text:list-item>
                <text:p><text:span text:style-name="T13">Funkcją eulera nazywamy funkcję </text:span><text:span text:style-name="T16">φ</text:span><text:span text:style-name="T17">:N</text:span><text:span text:style-name="T16">→</text:span><text:span text:style-name="T17">N: </text:span><text:span text:style-name="T18">φ(n) = #zzr(n)</text:span></text:p>
                <text:p/>
                <text:p><text:span text:style-name="T11"/></text:p>
              </text:list-item>
            </text:list>
          </draw:text-box>
        </draw:frame>
        <anim:par presentation:node-type="timing-root">
          <anim:par smil:begin="id7.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7" presentation:class="page"/>
          <draw:frame presentation:style-name="pr6" draw:layer="layout" svg:width="14.517cm" svg:height="11.409cm" svg:x="3.249cm" svg:y="14.13cm" presentation:class="notes" presentation:placeholder="true">
            <draw:text-box/>
          </draw:frame>
        </presentation:notes>
      </draw:page>
      <draw:page draw:name="page8" draw:style-name="dp1" draw:master-page-name="lyt-cool" presentation:presentation-page-layout-name="AL2T1" xml:id="id8" draw:id="id8">
        <draw:frame presentation:style-name="pr4" draw:layer="layout" svg:width="23.057cm" svg:height="3.005cm" svg:x="1.984cm" svg:y="1.322cm" presentation:class="title" presentation:user-transformed="true">
          <draw:text-box>
            <text:p>Podstawy matematyczne</text:p>
          </draw:text-box>
        </draw:frame>
        <draw:frame presentation:style-name="pr5" draw:layer="layout" svg:width="23.057cm" svg:height="11.738cm" svg:x="1.984cm" svg:y="5.004cm" presentation:class="outline" presentation:user-transformed="true">
          <draw:text-box>
            <text:list text:style-name="L3">
              <text:list-header>
                <text:p><text:span text:style-name="T11">Algorytm Euklidesa – służy do znajdowania NWD(a, b):</text:span></text:p>
              </text:list-header>
              <text:list-item>
                <text:p>Opiera się na twierdzeniu:</text:p>
                <text:list>
                  <text:list-item>
                    <text:list>
                      <text:list-item>
                        <text:p>Jeśli b = 0, to NWD(a,b)=|a|</text:p>
                      </text:list-item>
                      <text:list-item>
                        <text:p>Jeśli b !=0, to NWD(a,b)=NWD(|b|, a mod |b|)</text:p>
                      </text:list-item>
                    </text:list>
                  </text:list-item>
                </text:list>
                <text:p><text:span text:style-name="T11">Rozszerzony algorytm Euklidesa:</text:span></text:p>
              </text:list-item>
              <text:list-item>
                <text:p>Służy do liczenia NWD(a,b) oraz współczynników x i y t.że: <text:tab/><text:tab/><text:tab/><text:tab/><text:tab/><text:tab/><text:tab/>NWD(a,b) = a*x + b*y</text:p>
              </text:list-item>
              <text:list-item>
                <text:p>Oba definiują ciągi (x_k i y_k – tylko rozszerzony): </text:p>
                <text:list>
                  <text:list-item>
                    <text:list>
                      <text:list-item>
                        <text:p>r_0 = |a|, r_1 = |b|, r_(k+1) = r_(k-1) mod r_k dopóki r_k != 0</text:p>
                      </text:list-item>
                      <text:list-item>
                        <text:p>q_k = podłoga(r_(k-1) / r_k)</text:p>
                      </text:list-item>
                      <text:list-item>
                        <text:p>x_0 = 1 , x_1 = 0, x_(k+1) = q_k * x_k + x_(k-1), dla 1 <text:span text:style-name="T14">≤</text:span> k <text:span text:style-name="T14">≤</text:span> n</text:p>
                      </text:list-item>
                      <text:list-item>
                        <text:p>y_0 = 0, y_1 = 1, y_(k+1) = q_k * y_k + y_(k-1), dla 1 <text:span text:style-name="T12">≤</text:span> k <text:span text:style-name="T14">≤</text:span> n</text:p>
                      </text:list-item>
                    </text:list>
                  </text:list-item>
                </text:list>
                <text:p><text:span text:style-name="T11">Fakt:</text:span></text:p>
              </text:list-item>
              <text:list-item>
                <text:p>NWD(a, b) = r_k = <text:s/>a * x_k * (-1)^k + b * y_k * (-1)^(k+1)</text:p>
              </text:list-item>
            </text:list>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8" presentation:class="page"/>
          <draw:frame presentation:style-name="pr6" draw:layer="layout" svg:width="14.517cm" svg:height="11.409cm" svg:x="3.249cm" svg:y="14.13cm" presentation:class="notes" presentation:placeholder="true">
            <draw:text-box/>
          </draw:frame>
        </presentation:notes>
      </draw:page>
      <draw:page draw:name="page9" draw:style-name="dp1" draw:master-page-name="lyt-cool" presentation:presentation-page-layout-name="AL2T1" xml:id="id9" draw:id="id9">
        <draw:frame presentation:style-name="pr4" draw:layer="layout" svg:width="23.057cm" svg:height="3.005cm" svg:x="1.984cm" svg:y="1.322cm" presentation:class="title" presentation:user-transformed="true">
          <draw:text-box>
            <text:p>Podstawy matematyczne</text:p>
          </draw:text-box>
        </draw:frame>
        <draw:frame presentation:style-name="pr5" draw:layer="layout" svg:width="23.057cm" svg:height="12.38cm" svg:x="1.984cm" svg:y="5.004cm" presentation:class="outline" presentation:user-transformed="true">
          <draw:text-box>
            <text:list text:style-name="L3">
              <text:list-header>
                <text:p/>
              </text:list-header>
              <text:list-item>
                <text:p>Algorytm Euklidesa w pseudokodzie, można uzupełnić o obliczanie i zapamiętywanie odpowiednich elementów powyższych ciągów:</text:p>
                <text:p><text:span text:style-name="T11">int nwd(int a, int b){</text:span></text:p>
                <text:list>
                  <text:list-header>
                    <text:p><text:span text:style-name="T11">int r;</text:span></text:p>
                    <text:p><text:span text:style-name="T11">a = abs(a);</text:span></text:p>
                    <text:p><text:span text:style-name="T11">b = abs(b);</text:span></text:p>
                    <text:p><text:span text:style-name="T11">while(b != 0){</text:span></text:p>
                    <text:list>
                      <text:list-header>
                        <text:p><text:span text:style-name="T11">r = a%b;</text:span></text:p>
                        <text:p><text:span text:style-name="T11">a = b;</text:span></text:p>
                        <text:p><text:span text:style-name="T11">b = r;</text:span></text:p>
                      </text:list-header>
                    </text:list>
                    <text:p><text:span text:style-name="T11">}</text:span></text:p>
                    <text:p><text:span text:style-name="T11">return a;</text:span></text:p>
                  </text:list-header>
                </text:list>
                <text:p><text:span text:style-name="T11">}</text:span></text:p>
              </text:list-item>
            </text:list>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9" presentation:class="page"/>
          <draw:frame presentation:style-name="pr6" draw:layer="layout" svg:width="14.517cm" svg:height="11.409cm" svg:x="3.249cm" svg:y="14.13cm" presentation:class="notes" presentation:placeholder="true">
            <draw:text-box/>
          </draw:frame>
        </presentation:notes>
      </draw:page>
      <draw:page draw:name="page10" draw:style-name="dp1" draw:master-page-name="lyt-cool" presentation:presentation-page-layout-name="AL2T1" xml:id="id10" draw:id="id10">
        <draw:frame presentation:style-name="pr4" draw:layer="layout" svg:width="23.057cm" svg:height="3.005cm" svg:x="1.984cm" svg:y="1.322cm" presentation:class="title">
          <draw:text-box>
            <text:p>Podstawy matematyczne</text:p>
          </draw:text-box>
        </draw:frame>
        <draw:frame presentation:style-name="pr5" draw:layer="layout" svg:width="23.057cm" svg:height="11.339cm" svg:x="1.984cm" svg:y="5.004cm" presentation:class="outline">
          <draw:text-box>
            <text:list text:style-name="L3">
              <text:list-header>
                <text:p><text:span text:style-name="T11">Fakt:</text:span></text:p>
              </text:list-header>
              <text:list-item>
                <text:p><text:span text:style-name="T13">Jeśli p – liczba pierwsza to </text:span><text:span text:style-name="T16">φ(p)=p-1</text:span></text:p>
              </text:list-item>
              <text:list-item>
                <text:p><text:span text:style-name="T16">Jeśli p, q – liczby pierwsze to </text:span><text:span text:style-name="T18">φ(p*q) = (p-1)*(q-1)</text:span></text:p>
                <text:p><text:span text:style-name="T19"/></text:p>
                <text:p><text:span text:style-name="T11">Twierdzenie (Leonard Euler):</text:span></text:p>
              </text:list-item>
              <text:list-item>
                <text:p>Dla liczby całkowitej a oraz liczby naturalnej n t. że NWD(a,n)=1 zachodzi równość: a^<text:span text:style-name="T18">φ(n) = 1 mod n</text:span></text:p>
                <text:p><text:span text:style-name="T18"/></text:p>
                <text:p><text:span text:style-name="T19">Twierdzenie (Feramata (małe</text:span><text:span text:style-name="T19">) – wniosek z poprzedniego)</text:span></text:p>
              </text:list-item>
              <text:list-item>
                <text:p><text:span text:style-name="T18">Dla liczby całkowitej a oraz liczby pierwszej p t. że NWD(a,p)=1 zachodzi równość: a^(p-1) = 1 mod n</text:span></text:p>
              </text:list-item>
            </text:list>
          </draw:text-box>
        </draw:frame>
        <anim:par presentation:node-type="timing-root">
          <anim:par smil:begin="id10.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0" presentation:class="page"/>
          <draw:frame presentation:style-name="pr6" draw:layer="layout" svg:width="14.517cm" svg:height="11.409cm" svg:x="3.249cm" svg:y="14.13cm" presentation:class="notes" presentation:placeholder="true">
            <draw:text-box/>
          </draw:frame>
        </presentation:notes>
      </draw:page>
      <draw:page draw:name="page11" draw:style-name="dp1" draw:master-page-name="lyt-cool" presentation:presentation-page-layout-name="AL2T1" xml:id="id11" draw:id="id11">
        <draw:frame presentation:style-name="pr4" draw:layer="layout" svg:width="23.057cm" svg:height="3.005cm" svg:x="1.984cm" svg:y="1.322cm" presentation:class="title" presentation:user-transformed="true">
          <draw:text-box>
            <text:p>Podstawy matematyczne</text:p>
          </draw:text-box>
        </draw:frame>
        <draw:frame presentation:style-name="pr5" draw:layer="layout" svg:width="23.057cm" svg:height="11.383cm" svg:x="1.984cm" svg:y="5.004cm" presentation:class="outline" presentation:user-transformed="true">
          <draw:text-box>
            <text:list text:style-name="L3">
              <text:list-item>
                <text:p>Zasada Kerckhoffsa mówi, że system kryptograficzny powinien być bezpieczny nawet jeśli wszystko poza kluczem kryptograficznym jest o nim publicznie znane.</text:p>
              </text:list-item>
              <text:list-item>
                <text:p>Kryptografia zasadniczo dzieli się na dwa rodzaje:</text:p>
                <text:list>
                  <text:list-item>
                    <text:list>
                      <text:list-item>
                        <text:p>Kryptografię z kluczem symetrycznym</text:p>
                      </text:list-item>
                      <text:list-item>
                        <text:p>Kryptografię z kluczem publicznym</text:p>
                      </text:list-item>
                    </text:list>
                  </text:list-item>
                </text:list>
              </text:list-item>
              <text:list-item>
                <text:p>Różnica pomiędzy nimi z ideologicznego punktu widzenia jest taka, że aby móc dzielić tajemnicę w pierwszym przypadku trzeba dzielić oprócz szyfrogramu wspólny klucz (lub parę kluczy, z których każdy można otrzymać poprzez proste przekształcenie drugiego). W drugim takie przekształcenie nie jest możliwe (praktycznie) tj. aby odszyfrować wiadomość zaszyfrowaną kluczem publicznym trzeba dysponować kluczem prywatnym i vice versa. Oprócz szyfrowania drugi sposób umożliwia to uwierzytelnianie.</text:p>
              </text:list-item>
            </text:list>
          </draw:text-box>
        </draw:frame>
        <anim:par presentation:node-type="timing-root">
          <anim:par smil:begin="id11.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1" presentation:class="page"/>
          <draw:frame presentation:style-name="pr6" draw:layer="layout" svg:width="14.517cm" svg:height="11.409cm" svg:x="3.249cm" svg:y="14.13cm" presentation:class="notes" presentation:placeholder="true">
            <draw:text-box/>
          </draw:frame>
        </presentation:notes>
      </draw:page>
      <draw:page draw:name="page12" draw:style-name="dp1" draw:master-page-name="lyt-cool" presentation:presentation-page-layout-name="AL2T1" xml:id="id12" draw:id="id12">
        <draw:frame presentation:style-name="pr4" draw:layer="layout" svg:width="23.057cm" svg:height="3.005cm" svg:x="1.984cm" svg:y="1.322cm" presentation:class="title" presentation:user-transformed="true">
          <draw:text-box>
            <text:p>Podstawy matematyczne</text:p>
          </draw:text-box>
        </draw:frame>
        <draw:frame presentation:style-name="pr5" draw:layer="layout" svg:width="23.057cm" svg:height="11.339cm" svg:x="1.984cm" svg:y="5.004cm" presentation:class="outline" presentation:user-transformed="true">
          <draw:text-box>
            <text:list text:style-name="L3">
              <text:list-item>
                <text:p>W praktyce pierwsza metoda jest dużo szybsza, dlatego często stosuje się ich połączenie takie jak szyfrowanie klucza symetrycznego wykorzystywanego do szyfrowania samej wiadomości za pomocą klucza publicznego odbiorcy, co zapewnia oprócz sensownej szybkości szyfrowania/deszyfrowania bezpieczną podróż zarówno wiadomości jak i klucza poprzez sieć.</text:p>
              </text:list-item>
              <text:list-item>
                <text:p>Do najbardziej znanych algorytmów wykorzystujących klucz symetryczny zaliczamy: DES (Data Encryption Standard - dziś praktycznie wyparty przez AES – głównie ze względów bezpieczeństwa, na które składa się krótki klucz (64 bity), niejasna konstrukcja S-boksów będących jego sercem), AES (Advanced Encryption Standard) oparty na algorytmie Rijndael – rzeczywisty standard. Z innych algorytmów można wymienić Blowfish.</text:p>
              </text:list-item>
            </text:list>
          </draw:text-box>
        </draw:frame>
        <anim:par presentation:node-type="timing-root">
          <anim:par smil:begin="id12.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2" presentation:class="page"/>
          <draw:frame presentation:style-name="pr6" draw:layer="layout" svg:width="14.517cm" svg:height="11.409cm" svg:x="3.249cm" svg:y="14.13cm" presentation:class="notes" presentation:placeholder="true">
            <draw:text-box/>
          </draw:frame>
        </presentation:notes>
      </draw:page>
      <draw:page draw:name="page13" draw:style-name="dp1" draw:master-page-name="lyt-cool" presentation:presentation-page-layout-name="AL2T1" xml:id="id13" draw:id="id13">
        <draw:frame presentation:style-name="pr4" draw:layer="layout" svg:width="23.057cm" svg:height="3.005cm" svg:x="1.984cm" svg:y="1.322cm" presentation:class="title">
          <draw:text-box>
            <text:p>Podstawy matematyczne</text:p>
          </draw:text-box>
        </draw:frame>
        <draw:frame presentation:style-name="pr5" draw:layer="layout" svg:width="23.057cm" svg:height="11.339cm" svg:x="1.984cm" svg:y="5.004cm" presentation:class="outline" presentation:user-transformed="true">
          <draw:text-box>
            <text:list text:style-name="L3">
              <text:list-item>
                <text:p>Algorytmy szyfrowania z kluczem symetrycznym projektuje się tak aby w praktyce jedynym sensownym sposobem ataku na szyfrogram był atak siłowy tj. taki w którym próbuje się wszystkie możliwe klucze i bada kolejne wyniki deszyfrowań. Złożoność takiego ataku jest oparta na długości klucza i jest wykładnicza: 2^(długość klucza K szyfrogramu). Przyjmuje się że granicą bezpieczeństwa przy możliwościach obliczeniowych dzisiejszych komputerów są klucze 80-o bitowe. Dziś używa się najczęściej kluczy 128, 192, 256 lub 512 bitowych przy czym ostatnie z nich gwarantują wręcz „paranoiczny” poziom bezpieczeństwa.</text:p>
              </text:list-item>
            </text:list>
          </draw:text-box>
        </draw:frame>
        <anim:par presentation:node-type="timing-root">
          <anim:par smil:begin="id13.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3" presentation:class="page"/>
          <draw:frame presentation:style-name="pr6" draw:layer="layout" svg:width="14.517cm" svg:height="11.409cm" svg:x="3.249cm" svg:y="14.13cm" presentation:class="notes" presentation:placeholder="true">
            <draw:text-box/>
          </draw:frame>
        </presentation:notes>
      </draw:page>
      <draw:page draw:name="page14" draw:style-name="dp1" draw:master-page-name="lyt-cool" presentation:presentation-page-layout-name="AL2T1" xml:id="id14" draw:id="id14">
        <draw:frame presentation:style-name="pr4" draw:layer="layout" svg:width="23.057cm" svg:height="3.005cm" svg:x="1.984cm" svg:y="1.322cm" presentation:class="title" presentation:user-transformed="true">
          <draw:text-box>
            <text:p>Podstawy matematyczne</text:p>
          </draw:text-box>
        </draw:frame>
        <draw:frame presentation:style-name="pr5" draw:layer="layout" svg:width="23.057cm" svg:height="11.339cm" svg:x="1.984cm" svg:y="5.004cm" presentation:class="outline" presentation:user-transformed="true">
          <draw:text-box>
            <text:list text:style-name="L3">
              <text:list-item>
                <text:p>Schemat procedury szyfrowania z kluczem symetrycznym można przedstawić następująco: <text:span text:style-name="T11">P</text:span> – przestrzeń tekstów otwartych (wiadomości niezaszyfrowanych) <text:span text:style-name="T11">C</text:span> – przestrzeń szyfrogramów (wiadomości zaszyfrowanych), <text:span text:style-name="T11">K</text:span> – przestrzeń kluczy używanych do szyfrowania. <text:span text:style-name="T11">E_k: P</text:span><text:span text:style-name="T19">→</text:span><text:span text:style-name="T20">C</text:span><text:span text:style-name="T15"> – funkcja szyfrująca teksty otwarte przy użyciu ustalonego klucza </text:span><text:span text:style-name="T20">k </text:span><text:span text:style-name="T21">z przestrzeni</text:span><text:span text:style-name="T20"> K. D_k: C</text:span><text:span text:style-name="T19">→P </text:span><text:span text:style-name="T18">– funkcja deszyfrująca szyfrogramy do tekstów otwartych przy użyciu ustalonego klucza</text:span><text:span text:style-name="T19"> k </text:span><text:span text:style-name="T18">z przestrzeni</text:span><text:span text:style-name="T19"> K</text:span><text:span text:style-name="T18">.</text:span><text:span text:style-name="T20"> </text:span></text:p>
              </text:list-item>
              <text:list-item>
                <text:p>Dlatego ustalając algorytm (czyli de facto K, E, D jw.) oraz klucz k z K mamy tu zawsze: <text:span text:style-name="T11">D_k(E_k(w))=w</text:span>, dla dowolnej wiadomości w z P oraz k z K.</text:p>
              </text:list-item>
            </text:list>
          </draw:text-box>
        </draw:frame>
        <anim:par presentation:node-type="timing-root">
          <anim:par smil:begin="id14.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4" presentation:class="page"/>
          <draw:frame presentation:style-name="pr6" draw:layer="layout" svg:width="14.517cm" svg:height="11.409cm" svg:x="3.249cm" svg:y="14.13cm" presentation:class="notes" presentation:placeholder="true">
            <draw:text-box/>
          </draw:frame>
        </presentation:notes>
      </draw:page>
      <draw:page draw:name="page15" draw:style-name="dp1" draw:master-page-name="lyt-cool" presentation:presentation-page-layout-name="AL2T1" xml:id="id15" draw:id="id15">
        <draw:frame presentation:style-name="pr4" draw:layer="layout" svg:width="23.057cm" svg:height="3.005cm" svg:x="1.984cm" svg:y="1.322cm" presentation:class="title" presentation:user-transformed="true">
          <draw:text-box>
            <text:p>Podstawy matematyczne</text:p>
          </draw:text-box>
        </draw:frame>
        <draw:frame presentation:style-name="pr5" draw:layer="layout" svg:width="23.057cm" svg:height="11.339cm" svg:x="1.984cm" svg:y="5.004cm" presentation:class="outline" presentation:user-transformed="true">
          <draw:text-box>
            <text:list text:style-name="L3">
              <text:list-item>
                <text:p>System kryptograficzny z kluczem publicznym i prywatnym to taki system w którym jak już powiedziano wiadomość zaszyfrowana kluczem publicznym może być odszyfrowana tylko za pomocą klucza prywatnego i na odwrót.</text:p>
              </text:list-item>
              <text:list-item>
                <text:p>Klucz publiczny będziemy czasem oznaczać <text:span text:style-name="T11">Pub</text:span> zaś prywatny <text:span text:style-name="T11">Priv.</text:span></text:p>
              </text:list-item>
              <text:list-item>
                <text:p>Najbardziej znanym algorytmem kryptograficznym działającym wg tego schematu jest <text:span text:style-name="T11">RSA</text:span> (od nazwisk autorów Rivest, Shamir, Adleman) i jest on oparty na trudności rozkładu dużej liczby na czynniki pierwsze (jeśli są one odpowiednio duże). Można pokazać równoważność tych problemów przy czym ten drugi jest od dawna badany przez matematyków z całego świata od bardzo dawna bezskutecznie.</text:p>
              </text:list-item>
            </text:list>
          </draw:text-box>
        </draw:frame>
        <anim:par presentation:node-type="timing-root">
          <anim:par smil:begin="id15.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5" presentation:class="page"/>
          <draw:frame presentation:style-name="pr6" draw:layer="layout" svg:width="14.517cm" svg:height="11.409cm" svg:x="3.249cm" svg:y="14.13cm" presentation:class="notes" presentation:placeholder="true">
            <draw:text-box/>
          </draw:frame>
        </presentation:notes>
      </draw:page>
      <draw:page draw:name="page16" draw:style-name="dp1" draw:master-page-name="lyt-cool" presentation:presentation-page-layout-name="AL2T1" xml:id="id16" draw:id="id16">
        <draw:frame presentation:style-name="pr4" draw:layer="layout" svg:width="23.057cm" svg:height="3.005cm" svg:x="1.984cm" svg:y="1.322cm" presentation:class="title">
          <draw:text-box>
            <text:p>Podstawy matematyczne</text:p>
          </draw:text-box>
        </draw:frame>
        <draw:frame presentation:style-name="pr5" draw:layer="layout" svg:width="23.057cm" svg:height="11.339cm" svg:x="1.984cm" svg:y="5.004cm" presentation:class="outline">
          <draw:text-box>
            <text:list text:style-name="L3">
              <text:list-header>
                <text:p>RSA – Lista krkoków które wykonuje kolejno właściciel klucza Priv:</text:p>
              </text:list-header>
              <text:list-item>
                <text:p>generuje dwie losowe i nizależne od siebie duże liczby pierwsze <text:span text:style-name="T11">p</text:span> i <text:span text:style-name="T11">q</text:span><text:span text:style-name="T13"> oraz oblicza iloczyn n = p*q.</text:span></text:p>
              </text:list-item>
              <text:list-item>
                <text:p><text:span text:style-name="T13">Wybiera liczbę całkowitą e t. że: </text:span></text:p>
                <text:p><text:span text:style-name="T13">1 &lt; e &lt; </text:span><text:span text:style-name="T16">φ(n)=(p-1)*(q-1) oraz NWD(e,</text:span><text:span text:style-name="T18">(p-1)*(q-1))=1</text:span></text:p>
              </text:list-item>
              <text:list-item>
                <text:p><text:span text:style-name="T18">Wybiera liczbę całkowitą d t. że: </text:span></text:p>
                <text:p><text:span text:style-name="T13">1 &lt; d &lt; </text:span><text:span text:style-name="T18">φ(n)=(p-1)*(q-1) oraz d*e=1 mod (p-1)*(q-1)</text:span></text:p>
                <text:p><text:span text:style-name="T18">(Skoro NWD(e,(p-1)*(q-1))=1, to wynika stąd, że istnieją k i l całkowite t.że: k*e+l*(p-1)*(q-1))=1 i można je prosto wyliczyć z rozszerzonego algorytmu Euklidesa. Wystarczy podstawić d=k)</text:span></text:p>
              </text:list-item>
              <text:list-item>
                <text:p><text:span text:style-name="T18">Ustala Priv = (n, d) oraz Pub = (n, e) i publikuje Pub.</text:span></text:p>
              </text:list-item>
            </text:list>
          </draw:text-box>
        </draw:frame>
        <anim:par presentation:node-type="timing-root">
          <anim:par smil:begin="id16.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6" presentation:class="page"/>
          <draw:frame presentation:style-name="pr6" draw:layer="layout" svg:width="14.517cm" svg:height="11.409cm" svg:x="3.249cm" svg:y="14.13cm" presentation:class="notes" presentation:placeholder="true">
            <draw:text-box/>
          </draw:frame>
        </presentation:notes>
      </draw:page>
      <draw:page draw:name="page17" draw:style-name="dp1" draw:master-page-name="lyt-cool" presentation:presentation-page-layout-name="AL2T1" xml:id="id17" draw:id="id17">
        <draw:frame presentation:style-name="pr4" draw:layer="layout" svg:width="23.057cm" svg:height="3.005cm" svg:x="1.984cm" svg:y="1.322cm" presentation:class="title" presentation:user-transformed="true">
          <draw:text-box>
            <text:p>Podstawy matematyczne</text:p>
          </draw:text-box>
        </draw:frame>
        <draw:frame presentation:style-name="pr5" draw:layer="layout" svg:width="23.057cm" svg:height="11.339cm" svg:x="1.984cm" svg:y="5.004cm" presentation:class="outline">
          <draw:text-box>
            <text:list text:style-name="L3">
              <text:list-header>
                <text:p><text:span text:style-name="T11">Szyfrowanie</text:span></text:p>
              </text:list-header>
              <text:list-item>
                <text:p>Wariant podstawowy – przestrzeń tekstów otwartych składa się z liczb m t.że: 0 <text:span text:style-name="T12">≤ m &lt;n. Wtedy szyfrogramem jest </text:span><text:span text:style-name="T22">c = m^e mod n.</text:span></text:p>
                <text:p><text:span text:style-name="T22">Deszyfrowanie</text:span></text:p>
              </text:list-item>
              <text:list-item>
                <text:p><text:span text:style-name="T16">Wariant podstawowy – oparty jest na następującym twierdzeniu:</text:span></text:p>
                <text:p><text:span text:style-name="T22">Twierdzenie:</text:span></text:p>
                <text:p><text:span text:style-name="T16">Niech (n, e) będzie kluczem publicznym, zaś (n, d) prywatnym. Wtedy (m^e)^d=m mod n.</text:span></text:p>
                <text:p><text:span text:style-name="T16"/></text:p>
                <text:p><text:span text:style-name="T16"/></text:p>
                <text:p><text:span text:style-name="T16"/></text:p>
              </text:list-item>
            </text:list>
          </draw:text-box>
        </draw:frame>
        <anim:par presentation:node-type="timing-root">
          <anim:par smil:begin="id17.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7" presentation:class="page"/>
          <draw:frame presentation:style-name="pr6" draw:layer="layout" svg:width="14.517cm" svg:height="11.409cm" svg:x="3.249cm" svg:y="14.13cm" presentation:class="notes" presentation:placeholder="true">
            <draw:text-box/>
          </draw:frame>
        </presentation:notes>
      </draw:page>
      <draw:page draw:name="page18" draw:style-name="dp1" draw:master-page-name="lyt-cool" presentation:presentation-page-layout-name="AL2T1" xml:id="id18" draw:id="id18">
        <draw:frame presentation:style-name="pr4" draw:layer="layout" svg:width="23.057cm" svg:height="3.005cm" svg:x="1.984cm" svg:y="1.322cm" presentation:class="title">
          <draw:text-box>
            <text:p>Podstawy matematyczne</text:p>
          </draw:text-box>
        </draw:frame>
        <draw:frame presentation:style-name="pr5" draw:layer="layout" svg:width="23.057cm" svg:height="11.339cm" svg:x="1.984cm" svg:y="5.004cm" presentation:class="outline" presentation:user-transformed="true">
          <draw:text-box>
            <text:list text:style-name="L3">
              <text:list-header>
                <text:p>Czasem może dojść do sytuacji w której osoba A chce aby B podpisała dla niej jakąś wiadomość swoim kluczem prywatnym jednak bez czytania samej wiadomości. Oto algorytm zaproponowany przez Davida Chauma (oparty na RSA)</text:p>
              </text:list-header>
              <text:list-item>
                <text:p>Klucze prywatny i publiczny A: Priv = (n,d) i Pub = (n,e) jak w RSA.</text:p>
              </text:list-item>
              <text:list-item>
                <text:p>B wybiera całkowitą liczbę losową k z przedziału [1,n]</text:p>
              </text:list-item>
              <text:list-item>
                <text:p>B zaciemnia oryginalną wiadomość m obliczając t=m * k^e mod n</text:p>
              </text:list-item>
              <text:list-item>
                <text:p>A podpisuje t^d = (m*k^e)^d mod n</text:p>
              </text:list-item>
              <text:list-item>
                <text:p>B usuwa zaciemnienie z t^d licząc: s = t^d / k = m ^ d mod n</text:p>
                <text:p>co wynika z równości: </text:p>
                <text:p>t^d = (m*k^e)^d=m^d*k mod n oraz t^d / k = m^d*k/k = m^d mod n</text:p>
                <text:p/>
              </text:list-item>
            </text:list>
          </draw:text-box>
        </draw:frame>
        <anim:par presentation:node-type="timing-root">
          <anim:par smil:begin="id18.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8" presentation:class="page"/>
          <draw:frame presentation:style-name="pr6" draw:layer="layout" svg:width="14.517cm" svg:height="11.409cm" svg:x="3.249cm" svg:y="14.13cm" presentation:class="notes" presentation:placeholder="true">
            <draw:text-box/>
          </draw:frame>
        </presentation:notes>
      </draw:page>
      <draw:page draw:name="page19" draw:style-name="dp1" draw:master-page-name="lyt-cool" presentation:presentation-page-layout-name="AL2T1" xml:id="id19" draw:id="id19">
        <draw:frame presentation:style-name="pr4" draw:layer="layout" svg:width="23.057cm" svg:height="3.005cm" svg:x="1.984cm" svg:y="1.322cm" presentation:class="title" presentation:placeholder="true">
          <draw:text-box/>
        </draw:frame>
        <draw:frame presentation:style-name="pr5" draw:layer="layout" svg:width="23.057cm" svg:height="11.339cm" svg:x="1.984cm" svg:y="5.004cm" presentation:class="outline">
          <draw:text-box>
            <text:list text:style-name="L3">
              <text:list-item>
                <text:p>Informacje użyte do przygotowania nieniejszej części tutoriala pochodzą głównie z pozycji Johannesa A. Buchmanna pt. Wprowadzenie do kryptografii oraz Kryptografii dla praktyków Bruce'a Schneiera.</text:p>
              </text:list-item>
            </text:list>
          </draw:text-box>
        </draw:frame>
        <anim:par presentation:node-type="timing-root">
          <anim:par smil:begin="id19.begin">
            <anim:transitionFilter smil:dur="1s" smil:type="fade" smil:subtype="crossfade"/>
          </anim:par>
        </anim:par>
        <presentation:notes draw:style-name="dp2">
          <draw:page-thumbnail draw:style-name="gr1" draw:layer="layout" svg:width="13.705cm" svg:height="10.279cm" svg:x="3.647cm" svg:y="2.853cm" draw:page-number="19" presentation:class="page"/>
          <draw:frame presentation:style-name="pr6"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omyślnie-background" style:family="presentation">
      <style:graphic-properties draw:stroke="none" draw:fill="none"/>
      <style:text-properties style:letter-kerning="true"/>
    </style:style>
    <style:style style:name="Domyślnie-backgroundobjects" style:family="presentation">
      <style:graphic-properties draw:shadow="hidden" draw:shadow-offset-x="0.3cm" draw:shadow-offset-y="0.3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Arial" style:font-family-generic="roman" style:font-pitch="variable" fo:font-size="27.3999996185303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cm" fo:margin-bottom="0.342cm" fo:text-indent="0cm"/>
      <style:text-properties fo:font-size="24pt" style:font-size-asian="28pt" style:font-size-complex="28pt"/>
    </style:style>
    <style:style style:name="Domyślnie-outline3" style:family="presentation" style:parent-style-name="Domyślnie-outline2">
      <style:paragraph-properties fo:margin-left="0cm" fo:margin-right="0cm" fo:margin-top="0cm" fo:margin-bottom="0.257cm" fo:text-indent="0cm"/>
      <style:text-properties fo:font-size="20.6000003814697pt" style:font-size-asian="24pt" style:font-size-complex="24pt"/>
    </style:style>
    <style:style style:name="Domyślnie-outline4" style:family="presentation" style:parent-style-name="Domyślnie-outline3">
      <style:paragraph-properties fo:margin-left="0cm" fo:margin-right="0cm" fo:margin-top="0cm" fo:margin-bottom="0.171cm" fo:text-indent="0cm"/>
      <style:text-properties fo:font-size="17.1000003814697pt" style:font-size-asian="20pt" style:font-size-complex="20pt"/>
    </style:style>
    <style:style style:name="Domyślnie-outline5" style:family="presentation" style:parent-style-name="Domyślnie-outline4">
      <style:paragraph-properties fo:margin-left="0cm" fo:margin-right="0cm" fo:margin-top="0cm" fo:margin-bottom="0.085cm" fo:text-indent="0cm"/>
      <style:text-properties fo:font-size="17.1000003814697pt" style:font-size-asian="20pt" style:font-size-complex="20pt"/>
    </style:style>
    <style:style style:name="Domyślnie-outline6" style:family="presentation" style:parent-style-name="Domyślnie-outline5">
      <style:paragraph-properties fo:margin-left="0cm" fo:margin-right="0cm" fo:margin-top="0cm" fo:margin-bottom="0.085cm" fo:text-indent="0cm"/>
      <style:text-properties fo:font-size="17.1000003814697pt" style:font-size-asian="20pt" style:font-size-complex="20pt"/>
    </style:style>
    <style:style style:name="Domyślnie-outline7" style:family="presentation" style:parent-style-name="Domyślnie-outline6">
      <style:paragraph-properties fo:margin-left="0cm" fo:margin-right="0cm" fo:margin-top="0cm" fo:margin-bottom="0.085cm" fo:text-indent="0cm"/>
      <style:text-properties fo:font-size="17.1000003814697pt" style:font-size-asian="20pt" style:font-size-complex="20pt"/>
    </style:style>
    <style:style style:name="Domyślnie-outline8" style:family="presentation" style:parent-style-name="Domyślnie-outline7">
      <style:paragraph-properties fo:margin-left="0cm" fo:margin-right="0cm" fo:margin-top="0cm" fo:margin-bottom="0.085cm" fo:text-indent="0cm"/>
      <style:text-properties fo:font-size="17.1000003814697pt" style:font-size-asian="20pt" style:font-size-complex="20pt"/>
    </style:style>
    <style:style style:name="Domyślnie-outline9" style:family="presentation" style:parent-style-name="Domyślnie-outline8">
      <style:paragraph-properties fo:margin-left="0cm" fo:margin-right="0cm" fo:margin-top="0cm" fo:margin-bottom="0.085cm" fo:text-indent="0cm"/>
      <style:text-properties fo:font-size="17.1000003814697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0.6000003814697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style>
    <style:style style:name="lyt-darkblue-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Thorndale" style:font-style-name="Standard" style:font-family-generic="roman" style:font-pitch="variable" fo:font-size="20.6000003814697pt"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0cm" fo:margin-right="0cm" fo:margin-top="0cm" fo:margin-bottom="0cm" fo:text-indent="-0.685cm"/>
      <style:text-properties fo:font-size="24pt"/>
    </style:style>
    <style:style style:name="lyt-darkblue-outline3" style:family="presentation" style:parent-style-name="lyt-darkblue-outline2">
      <style:paragraph-properties fo:margin-left="0cm" fo:margin-right="0cm" fo:margin-top="0cm" fo:margin-bottom="0cm" fo:text-indent="-0.514cm"/>
      <style:text-properties fo:font-size="20.6000003814697pt"/>
    </style:style>
    <style:style style:name="lyt-darkblue-outline4" style:family="presentation" style:parent-style-name="lyt-darkblue-outline3">
      <style:paragraph-properties fo:margin-left="0cm" fo:margin-right="0cm" fo:margin-top="0cm" fo:margin-bottom="0cm" fo:text-indent="-0.514cm"/>
      <style:text-properties fo:font-size="17.2000007629395pt"/>
    </style:style>
    <style:style style:name="lyt-darkblue-outline5" style:family="presentation" style:parent-style-name="lyt-darkblue-outline4">
      <style:paragraph-properties fo:margin-left="0cm" fo:margin-right="0cm" fo:margin-top="0cm" fo:margin-bottom="0cm" fo:text-indent="-0.514cm"/>
      <style:text-properties fo:font-size="17.2000007629395pt"/>
    </style:style>
    <style:style style:name="lyt-darkblue-outline6" style:family="presentation" style:parent-style-name="lyt-darkblue-outline5">
      <style:paragraph-properties fo:margin-left="0cm" fo:margin-right="0cm" fo:margin-top="0cm" fo:margin-bottom="0cm" fo:text-indent="-0.514cm"/>
      <style:text-properties fo:font-size="17.2000007629395pt"/>
    </style:style>
    <style:style style:name="lyt-darkblue-outline7" style:family="presentation" style:parent-style-name="lyt-darkblue-outline6">
      <style:paragraph-properties fo:margin-left="0cm" fo:margin-right="0cm" fo:margin-top="0cm" fo:margin-bottom="0cm" fo:text-indent="-0.514cm"/>
      <style:text-properties fo:font-size="17.2000007629395pt"/>
    </style:style>
    <style:style style:name="lyt-darkblue-outline8" style:family="presentation" style:parent-style-name="lyt-darkblue-outline7">
      <style:paragraph-properties fo:margin-left="0cm" fo:margin-right="0cm" fo:margin-top="0cm" fo:margin-bottom="0cm" fo:text-indent="-0.514cm"/>
      <style:text-properties fo:font-size="17.2000007629395pt"/>
    </style:style>
    <style:style style:name="lyt-darkblue-outline9" style:family="presentation" style:parent-style-name="lyt-darkblue-outline8">
      <style:paragraph-properties fo:margin-left="0cm" fo:margin-right="0cm" fo:margin-top="0cm" fo:margin-bottom="0cm" fo:text-indent="-0.514cm"/>
      <style:text-properties fo:font-size="17.2000007629395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style-name="Standard" style:font-family-generic="roman" style:font-pitch="variable" fo:font-size="24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20.6000003814697pt" fo:font-style="italic" fo:text-shadow="none" style:text-underline-style="none" fo:font-weight="bold" style:font-size-asian="24pt" style:font-size-complex="24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style>
    <style:style style:name="lyt-cool-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font-size-asian="24pt" style:font-size-complex="24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20.6000003814697pt" fo:font-style="normal" fo:text-shadow="none" style:text-underline-style="none" fo:font-weight="normal" style:font-size-asian="24pt" style:font-size-complex="24pt"/>
    </style:style>
    <style:style style:name="lyt-cool-outline2" style:family="presentation" style:parent-style-name="lyt-cool-outline1">
      <style:paragraph-properties fo:margin-left="0cm" fo:margin-right="0cm" fo:margin-top="0cm" fo:margin-bottom="0cm" fo:text-indent="-0.685cm"/>
      <style:text-properties fo:font-size="24pt"/>
    </style:style>
    <style:style style:name="lyt-cool-outline3" style:family="presentation" style:parent-style-name="lyt-cool-outline2">
      <style:paragraph-properties fo:margin-left="0cm" fo:margin-right="0cm" fo:margin-top="0cm" fo:margin-bottom="0cm" fo:text-indent="-0.514cm"/>
      <style:text-properties fo:font-size="20.6000003814697pt"/>
    </style:style>
    <style:style style:name="lyt-cool-outline4" style:family="presentation" style:parent-style-name="lyt-cool-outline3">
      <style:paragraph-properties fo:margin-left="0cm" fo:margin-right="0cm" fo:margin-top="0cm" fo:margin-bottom="0cm" fo:text-indent="-0.514cm"/>
      <style:text-properties fo:font-size="17.2000007629395pt"/>
    </style:style>
    <style:style style:name="lyt-cool-outline5" style:family="presentation" style:parent-style-name="lyt-cool-outline4">
      <style:paragraph-properties fo:margin-left="0cm" fo:margin-right="0cm" fo:margin-top="0cm" fo:margin-bottom="0cm" fo:text-indent="-0.514cm"/>
      <style:text-properties fo:font-size="17.2000007629395pt"/>
    </style:style>
    <style:style style:name="lyt-cool-outline6" style:family="presentation" style:parent-style-name="lyt-cool-outline5">
      <style:paragraph-properties fo:margin-left="0cm" fo:margin-right="0cm" fo:margin-top="0cm" fo:margin-bottom="0cm" fo:text-indent="-0.514cm"/>
      <style:text-properties fo:font-size="17.2000007629395pt"/>
    </style:style>
    <style:style style:name="lyt-cool-outline7" style:family="presentation" style:parent-style-name="lyt-cool-outline6">
      <style:paragraph-properties fo:margin-left="0cm" fo:margin-right="0cm" fo:margin-top="0cm" fo:margin-bottom="0cm" fo:text-indent="-0.514cm"/>
      <style:text-properties fo:font-size="17.2000007629395pt"/>
    </style:style>
    <style:style style:name="lyt-cool-outline8" style:family="presentation" style:parent-style-name="lyt-cool-outline7">
      <style:paragraph-properties fo:margin-left="0cm" fo:margin-right="0cm" fo:margin-top="0cm" fo:margin-bottom="0cm" fo:text-indent="-0.514cm"/>
      <style:text-properties fo:font-size="17.2000007629395pt"/>
    </style:style>
    <style:style style:name="lyt-cool-outline9" style:family="presentation" style:parent-style-name="lyt-cool-outline8">
      <style:paragraph-properties fo:margin-left="0cm" fo:margin-right="0cm" fo:margin-top="0cm" fo:margin-bottom="0cm" fo:text-indent="-0.514cm"/>
      <style:text-properties fo:font-size="17.2000007629395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style-name="Standard" style:font-family-generic="swiss" style:font-pitch="variable" fo:font-size="24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20.6000003814697pt" fo:font-style="normal"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3366" draw:fill-gradient-name="Gradient_20_1" draw:fill-image-width="1cm" draw:fill-image-height="1cm"/>
    </style:style>
    <style:style style:name="Mdp3" style:family="drawing-page">
      <style:drawing-page-properties draw:background-size="border" draw:fill="solid" draw:fill-color="#babed6"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gt;</text:page-number></text:span></text:p>
        </draw:text-box>
      </draw:frame>
      <draw:page-thumbnail draw:layer="backgroundobjects" svg:width="8.999cm" svg:height="5.999cm" svg:x="1cm" svg:y="3.273cm"/>
      <draw:page-thumbnail draw:layer="backgroundobjects" svg:width="8.999cm" svg:height="5.999cm" svg:x="1cm" svg:y="11.849cm"/>
      <draw:page-thumbnail draw:layer="backgroundobjects" svg:width="8.999cm" svg:height="5.999cm" svg:x="1cm" svg:y="20.425cm"/>
      <draw:page-thumbnail draw:layer="backgroundobjects" svg:width="8.999cm" svg:height="5.999cm" svg:x="11cm" svg:y="3.273cm"/>
      <draw:page-thumbnail draw:layer="backgroundobjects" svg:width="8.999cm" svg:height="5.999cm" svg:x="11cm" svg:y="11.849cm"/>
      <draw:page-thumbnail draw:layer="backgroundobjects" svg:width="8.999cm" svg:height="5.999cm" svg:x="11cm" svg:y="20.425cm"/>
    </style:handout-master>
    <style:master-page style:name="Domyślnie" style:page-layout-name="PM1" draw:style-name="Mdp1">
      <draw:frame presentation:style-name="Domyślnie-title" draw:layer="backgroundobjects" svg:width="24.299cm" svg:height="3.005cm" svg:x="1.35cm" svg:y="0.717cm" presentation:class="title" presentation:placeholder="true">
        <draw:text-box/>
      </draw:frame>
      <draw:frame presentation:style-name="Domyślnie-outline1" draw:layer="backgroundobjects" svg:width="24.299cm" svg:height="11.879cm" svg:x="1.35cm" svg:y="4.212cm" presentation:class="outline" presentation:placeholder="true">
        <draw:text-box/>
      </draw:frame>
      <draw:frame presentation:style-name="Mpr1" draw:text-style-name="MP1" draw:layer="backgroundobjects" svg:width="6.29cm" svg:height="1.241cm" svg:x="1.35cm" svg:y="16.398cm" presentation:class="date-time">
        <draw:text-box>
          <text:p text:style-name="MP1"><text:span text:style-name="MT1"><presentation:date-time/></text:span></text:p>
        </draw:text-box>
      </draw:frame>
      <draw:frame presentation:style-name="Mpr1" draw:text-style-name="MP3" draw:layer="backgroundobjects" svg:width="8.558cm" svg:height="1.241cm" svg:x="9.234cm" svg:y="16.398cm" presentation:class="footer">
        <draw:text-box>
          <text:p text:style-name="MP3"><text:span text:style-name="MT1"><presentation:footer/></text:span></text:p>
        </draw:text-box>
      </draw:frame>
      <draw:frame presentation:style-name="Mpr1" draw:text-style-name="MP2" draw:layer="backgroundobjects" svg:width="6.29cm" svg:height="1.241cm" svg:x="19.359cm" svg:y="16.398cm" presentation:class="page-number">
        <draw:text-box>
          <text:p text:style-name="MP2"><text:span text:style-name="MT1"><text:page-number>&lt;numer&gt;</text:page-number></text:span></text:p>
        </draw:text-box>
      </draw:frame>
      <presentation:notes style:page-layout-name="PM0">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gt;</text:page-number></text:span></text:p>
          </draw:text-box>
        </draw:frame>
      </presentation:notes>
    </style:master-page>
    <style:master-page style:name="lyt-darkblue" style:page-layout-name="PM1" draw:style-name="Mdp2">
      <draw:frame presentation:style-name="lyt-darkblue-title" draw:layer="backgroundobjects" svg:width="23.058cm" svg:height="3.006cm" svg:x="1.984cm" svg:y="0.672cm" presentation:class="title" presentation:placeholder="true">
        <draw:text-box/>
      </draw:frame>
      <draw:frame presentation:style-name="lyt-darkblue-outline1" draw:layer="backgroundobjects" svg:width="23.499cm" svg:height="11.756cm" svg:x="1.984cm" svg:y="4.674cm" presentation:class="outline" presentation:placeholder="true">
        <draw:text-box/>
      </draw:frame>
      <draw:rect draw:style-name="Mgr3" draw:text-style-name="MP4" draw:layer="backgroundobjects" svg:width="25.059cm" svg:height="0.231cm" svg:x="1.942cm" svg:y="16.849cm">
        <text:p/>
      </draw:rect>
      <draw:rect draw:style-name="Mgr3" draw:text-style-name="MP4" draw:layer="backgroundobjects" svg:width="21.676cm" svg:height="0.231cm" svg:x="5.324cm" svg:y="17.355cm">
        <text:p/>
      </draw:rect>
      <presentation:notes style:page-layout-name="PM0">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style:master-page style:name="lyt-cool" style:page-layout-name="PM1" draw:style-name="Mdp3">
      <draw:rect presentation:style-name="Mpr4" draw:text-style-name="MP4" draw:layer="backgroundobjects" svg:width="25.914cm" svg:height="13.49cm" svg:x="1.085cm" svg:y="4.509cm">
        <text:p/>
      </draw:rect>
      <draw:frame presentation:style-name="lyt-cool-title" draw:layer="backgroundobjects" svg:width="23.057cm" svg:height="3.005cm" svg:x="1.984cm" svg:y="1.322cm" presentation:class="title" presentation:placeholder="true">
        <draw:text-box draw:corner-radius="0.001cm"/>
      </draw:frame>
      <draw:frame presentation:style-name="lyt-cool-outline1" draw:layer="backgroundobjects" svg:width="23.057cm" svg:height="11.339cm" svg:x="1.984cm" svg:y="5.004cm" presentation:class="outline" presentation:placeholder="true">
        <draw:text-box draw:corner-radius="0.001cm"/>
      </draw:frame>
      <draw:rect presentation:style-name="Mpr5" draw:text-style-name="MP4" draw:layer="backgroundobjects" svg:width="0.486cm" svg:height="2.186cm" svg:x="0.001cm" svg:y="0.001cm">
        <text:p/>
      </draw:rect>
      <draw:rect presentation:style-name="Mpr5" draw:text-style-name="MP4" draw:layer="backgroundobjects" svg:width="0.486cm" svg:height="2.186cm" svg:x="0.001cm" svg:y="5.67cm">
        <text:p/>
      </draw:rect>
      <draw:rect presentation:style-name="Mpr5" draw:text-style-name="MP4" draw:layer="backgroundobjects" svg:width="0.486cm" svg:height="2.186cm" svg:x="0.001cm" svg:y="2.782cm">
        <text:p/>
      </draw:rect>
      <presentation:notes style:page-layout-name="PM0">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12-15T18:02:19.87</meta:creation-date>
    <meta:editing-duration>PT7H42M46S</meta:editing-duration>
    <meta:editing-cycles>155</meta:editing-cycles>
    <dc:date>2012-12-17T00:03:33.06</dc:date>
    <meta:generator>OpenOffice.org/3.3$Win32 OpenOffice.org_project/330m20$Build-9567</meta:generator>
    <meta:document-statistic meta:object-count="111"/>
  </office:meta>
</office:document-meta>
</file>